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5.573cm" fo:min-width="6.11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ed1c24" draw:marker-start-width="0.5cm" draw:marker-end-width="0.5cm" draw:fill="none" draw:fill-color="#ffffff" draw:textarea-horizontal-align="justify" draw:textarea-vertical-align="middle" draw:auto-grow-height="false" fo:min-height="5.573cm" fo:min-width="6.11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a65d" draw:marker-start-width="0.5cm" draw:marker-end-width="0.5cm" draw:fill="none" draw:fill-color="#ffffff" draw:textarea-horizontal-align="justify" draw:textarea-vertical-align="middle" draw:auto-grow-height="false" fo:min-height="5.573cm" fo:min-width="6.11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788cm"/>
    </style:style>
    <style:style style:name="gr6" style:family="graphic" style:parent-style-name="standard">
      <style:graphic-properties draw:stroke="none" svg:stroke-color="#000000" draw:fill="none" draw:fill-color="#ffffff" fo:min-height="1.03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fo:color="#ed1c24" fo:font-size="20pt" fo:font-weight="bold"/>
    </style:style>
    <style:style style:name="P4" style:family="paragraph">
      <loext:graphic-properties draw:fill="none" draw:fill-color="#ffffff"/>
      <style:text-properties fo:color="#3465a4" fo:font-size="20pt" fo:font-weight="bold"/>
    </style:style>
    <style:style style:name="P5" style:family="paragraph">
      <loext:graphic-properties draw:fill="none" draw:fill-color="#ffffff"/>
      <style:text-properties fo:color="#00a65d" fo:font-size="20pt" fo:font-weight="bold"/>
    </style:style>
    <style:style style:name="T1" style:family="text">
      <style:text-properties fo:color="#ed1c24" fo:font-size="20pt" fo:font-weight="bold"/>
    </style:style>
    <style:style style:name="T2" style:family="text">
      <style:text-properties fo:color="#3465a4" fo:font-size="20pt" fo:font-weight="bold"/>
    </style:style>
    <style:style style:name="T3" style:family="text">
      <style:text-properties fo:color="#00a65d"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3.125cm" svg:height="0.962cm" svg:x="7.1cm" svg:y="5.426cm">
            <draw:text-box>
              <text:p>seproxy</text:p>
            </draw:text-box>
          </draw:frame>
          <draw:frame draw:style-name="gr1" draw:text-style-name="P1" draw:layer="layout" svg:width="3.125cm" svg:height="0.962cm" svg:x="7.35cm" svg:y="6.763cm">
            <draw:text-box>
              <text:p>event</text:p>
            </draw:text-box>
          </draw:frame>
          <draw:frame draw:style-name="gr1" draw:text-style-name="P1" draw:layer="layout" svg:width="3.125cm" svg:height="0.962cm" svg:x="6.975cm" svg:y="7.926cm">
            <draw:text-box>
              <text:p>protocol</text:p>
            </draw:text-box>
          </draw:frame>
          <draw:frame draw:style-name="gr1" draw:text-style-name="P1" draw:layer="layout" svg:width="3.875cm" svg:height="0.962cm" svg:x="1.725cm" svg:y="4.676cm">
            <draw:text-box>
              <text:p>selection</text:p>
            </draw:text-box>
          </draw:frame>
          <draw:frame draw:style-name="gr1" draw:text-style-name="P1" draw:layer="layout" svg:width="3.125cm" svg:height="0.962cm" svg:x="10.975cm" svg:y="6.051cm">
            <draw:text-box>
              <text:p>plugin</text:p>
            </draw:text-box>
          </draw:frame>
          <draw:frame draw:style-name="gr1" draw:text-style-name="P1" draw:layer="layout" svg:width="3.125cm" svg:height="0.962cm" svg:x="10.975cm" svg:y="10.176cm">
            <draw:text-box>
              <text:p>message</text:p>
            </draw:text-box>
          </draw:frame>
          <draw:frame draw:style-name="gr1" draw:text-style-name="P1" draw:layer="layout" svg:width="3.375cm" svg:height="0.962cm" svg:x="14.85cm" svg:y="12.676cm">
            <draw:text-box>
              <text:p>command</text:p>
            </draw:text-box>
          </draw:frame>
          <draw:custom-shape draw:style-name="gr2" draw:text-style-name="P2" draw:layer="layout" svg:width="9.5cm" svg:height="8.375cm" svg:x="1.1cm" svg:y="2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9.5cm" svg:height="8.375cm" svg:x="5.85cm" svg:y="4.2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9.5cm" svg:height="8.375cm" svg:x="10.6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5.875cm" svg:height="1.038cm" svg:x="11.475cm" svg:y="3.013cm">
            <draw:text-box>
              <text:p><text:span text:style-name="T1">Reader plugin</text:span></text:p>
            </draw:text-box>
          </draw:frame>
          <draw:frame draw:style-name="gr6" draw:text-style-name="P4" draw:layer="layout" svg:width="9.5cm" svg:height="1.288cm" svg:x="1.1cm" svg:y="0.975cm">
            <draw:text-box>
              <text:p><text:span text:style-name="T2">Keyple generic application</text:span></text:p>
            </draw:text-box>
          </draw:frame>
          <draw:frame draw:style-name="gr5" draw:text-style-name="P5" draw:layer="layout" svg:width="3cm" svg:height="1.038cm" svg:x="16.6cm" svg:y="6.388cm">
            <draw:text-box>
              <text:p><text:span text:style-name="T3">SE API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1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22:31:26.281000000</meta:creation-date>
    <dc:date>2019-05-09T16:48:43.533000000</dc:date>
    <meta:editing-duration>PT13M36S</meta:editing-duration>
    <meta:editing-cycles>5</meta:editing-cycles>
    <meta:generator>LibreOffice/6.0.6.2$Windows_X86_64 LibreOffice_project/0c292870b25a325b5ed35f6b45599d2ea4458e77</meta:generator>
    <meta:document-statistic meta:object-count="14"/>
  </office:meta>
</office:document-meta>
</file>